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152cm" draw:marker-end-width="0.152cm" draw:fill="none" draw:textarea-horizontal-align="justify" draw:textarea-vertical-align="middle" draw:auto-grow-height="false" fo:min-height="1.545cm" fo:min-width="3.334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333333" draw:marker-start-width="0.152cm" draw:marker-end-width="0.152cm" draw:fill="none" draw:textarea-horizontal-align="justify" draw:textarea-vertical-align="middle" draw:auto-grow-height="false" fo:min-height="1.545cm" fo:min-width="1.22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draw:marker-start-width="0.305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333333" draw:marker-start-width="0.152cm" draw:marker-end-width="0.152cm" draw:fill="none" draw:textarea-horizontal-align="justify" draw:textarea-vertical-align="middle" draw:auto-grow-height="false" fo:min-height="1.545cm" fo:min-width="2.246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333333" draw:marker-start-width="0.152cm" draw:marker-end-width="0.152cm" draw:fill="none" draw:textarea-horizontal-align="justify" draw:textarea-vertical-align="middle" draw:auto-grow-height="false" fo:min-height="1.489cm" fo:min-width="1.33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Fira Sans Book1" fo:font-size="24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Fira Sans Book1" fo:font-size="2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936cm" svg:height="1.897cm" svg:x="10.206cm" svg:y="5.058cm">
            <text:p text:style-name="P1"><text:span text:style-name="T1">Delay-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936cm" svg:height="1.897cm" svg:x="10.206cm" svg:y="7.658cm">
            <text:p text:style-name="P1"><text:span text:style-name="T1">Delay-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3.936cm" svg:height="1.897cm" svg:x="10.206cm" svg:y="10.258cm">
            <text:p text:style-name="P1"><text:span text:style-name="T1">Delay-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5" draw:id="id5" draw:layer="layout" svg:width="3.936cm" svg:height="1.897cm" svg:x="10.206cm" svg:y="12.858cm">
            <text:p text:style-name="P1"><text:span text:style-name="T1">Delay-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6" draw:id="id6" draw:layer="layout" svg:width="3.936cm" svg:height="1.897cm" svg:x="10.206cm" svg:y="15.458cm">
            <text:p text:style-name="P1"><text:span text:style-name="T1">Delay-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7" draw:id="id7" draw:layer="layout" svg:width="3.936cm" svg:height="1.897cm" svg:x="10.206cm" svg:y="18.058cm">
            <text:p text:style-name="P1"><text:span text:style-name="T1">Delay-1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8" draw:id="id8" draw:layer="layout" svg:width="3.936cm" svg:height="1.897cm" svg:x="10.206cm" svg:y="20.658cm">
            <text:p text:style-name="P1"><text:span text:style-name="T1">Delay-1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9" draw:id="id9" draw:layer="layout" svg:width="3.936cm" svg:height="1.897cm" svg:x="10.206cm" svg:y="23.258cm">
            <text:p text:style-name="P1"><text:span text:style-name="T1">Delay-1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1.822cm" svg:height="1.897cm" svg:x="4.206cm" svg:y="5.058cm">
            <text:p text:style-name="P1"><text:span text:style-name="T1">y[n]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6.028cm" svg:y1="6.006cm" svg:x2="10.206cm" svg:y2="6.006cm" draw:start-shape="id1" draw:start-glue-point="1" draw:end-shape="id2" svg:d="M6028 6006h4178" svg:viewBox="0 0 4179 1">
            <text:p/>
          </draw:connector>
          <draw:connector draw:style-name="gr3" draw:text-style-name="P3" draw:layer="layout" svg:x1="6.028cm" svg:y1="6.006cm" svg:x2="10.206cm" svg:y2="8.606cm" draw:start-shape="id1" draw:start-glue-point="1" draw:end-shape="id3" draw:end-glue-point="3" svg:d="M6028 6006h2089v2600h2089" svg:viewBox="0 0 4179 2601">
            <text:p/>
          </draw:connector>
          <draw:connector draw:style-name="gr3" draw:text-style-name="P3" draw:layer="layout" svg:x1="6.028cm" svg:y1="6.006cm" svg:x2="10.206cm" svg:y2="11.206cm" draw:start-shape="id1" draw:start-glue-point="1" draw:end-shape="id4" draw:end-glue-point="3" svg:d="M6028 6006h2089v5200h2089" svg:viewBox="0 0 4179 5201">
            <text:p/>
          </draw:connector>
          <draw:connector draw:style-name="gr3" draw:text-style-name="P3" draw:layer="layout" svg:x1="6.028cm" svg:y1="6.006cm" svg:x2="10.206cm" svg:y2="13.806cm" draw:start-shape="id1" draw:start-glue-point="1" draw:end-shape="id5" draw:end-glue-point="3" svg:d="M6028 6006h2089v7800h2089" svg:viewBox="0 0 4179 7801">
            <text:p/>
          </draw:connector>
          <draw:connector draw:style-name="gr3" draw:text-style-name="P3" draw:layer="layout" svg:x1="6.028cm" svg:y1="6.006cm" svg:x2="10.206cm" svg:y2="16.406cm" draw:start-shape="id1" draw:start-glue-point="1" draw:end-shape="id6" draw:end-glue-point="3" svg:d="M6028 6006h2089v10400h2089" svg:viewBox="0 0 4179 10401">
            <text:p/>
          </draw:connector>
          <draw:connector draw:style-name="gr3" draw:text-style-name="P3" draw:layer="layout" svg:x1="6.028cm" svg:y1="6.006cm" svg:x2="10.206cm" svg:y2="19.006cm" draw:start-shape="id1" draw:start-glue-point="1" draw:end-shape="id7" draw:end-glue-point="3" svg:d="M6028 6006h2089v13000h2089" svg:viewBox="0 0 4179 13001">
            <text:p/>
          </draw:connector>
          <draw:connector draw:style-name="gr3" draw:text-style-name="P3" draw:layer="layout" svg:x1="6.028cm" svg:y1="6.006cm" svg:x2="10.206cm" svg:y2="21.606cm" draw:start-shape="id1" draw:start-glue-point="1" draw:end-shape="id8" draw:end-glue-point="3" svg:d="M6028 6006h2089v15600h2089" svg:viewBox="0 0 4179 15601">
            <text:p/>
          </draw:connector>
          <draw:connector draw:style-name="gr3" draw:text-style-name="P3" draw:layer="layout" svg:x1="6.028cm" svg:y1="6.006cm" svg:x2="10.206cm" svg:y2="24.206cm" draw:start-shape="id1" draw:start-glue-point="1" draw:end-shape="id9" draw:end-glue-point="3" svg:d="M6028 6006h2089v18200h2089" svg:viewBox="0 0 4179 18201">
            <text:p/>
          </draw:connector>
          <draw:custom-shape draw:style-name="gr4" draw:text-style-name="P2" xml:id="id10" draw:id="id10" draw:layer="layout" svg:width="2.848cm" svg:height="1.897cm" svg:x="17.506cm" svg:y="5.058cm">
            <text:p text:style-name="P1"><text:span text:style-name="T1">x 1/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1" draw:id="id11" draw:layer="layout" svg:width="2.848cm" svg:height="1.897cm" svg:x="17.506cm" svg:y="7.658cm">
            <text:p text:style-name="P1"><text:span text:style-name="T1">x 1/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2" draw:id="id12" draw:layer="layout" svg:width="2.848cm" svg:height="1.897cm" svg:x="17.506cm" svg:y="10.258cm">
            <text:p text:style-name="P1"><text:span text:style-name="T1">x 1/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3" draw:id="id13" draw:layer="layout" svg:width="2.848cm" svg:height="1.897cm" svg:x="17.506cm" svg:y="12.858cm">
            <text:p text:style-name="P1"><text:span text:style-name="T1">x 1/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4" draw:id="id14" draw:layer="layout" svg:width="2.848cm" svg:height="1.897cm" svg:x="17.506cm" svg:y="15.458cm">
            <text:p text:style-name="P1"><text:span text:style-name="T1">x 1/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5" draw:id="id15" draw:layer="layout" svg:width="2.848cm" svg:height="1.897cm" svg:x="17.506cm" svg:y="18.058cm">
            <text:p text:style-name="P1"><text:span text:style-name="T1">x 1/1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6" draw:id="id16" draw:layer="layout" svg:width="2.848cm" svg:height="1.897cm" svg:x="17.506cm" svg:y="20.658cm">
            <text:p text:style-name="P1"><text:span text:style-name="T1">x 1/1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7" draw:id="id17" draw:layer="layout" svg:width="2.848cm" svg:height="1.897cm" svg:x="17.506cm" svg:y="23.258cm">
            <text:p text:style-name="P1"><text:span text:style-name="T1">x 1/16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4.142cm" svg:y1="6.006cm" svg:x2="17.506cm" svg:y2="6.006cm" draw:start-shape="id2" draw:start-glue-point="1" draw:end-shape="id10" draw:end-glue-point="3" svg:d="M14142 6006h3364" svg:viewBox="0 0 3365 1">
            <text:p/>
          </draw:connector>
          <draw:connector draw:style-name="gr3" draw:text-style-name="P3" draw:layer="layout" svg:x1="14.142cm" svg:y1="8.606cm" svg:x2="17.506cm" svg:y2="8.606cm" draw:start-shape="id3" draw:start-glue-point="1" draw:end-shape="id11" draw:end-glue-point="3" svg:d="M14142 8606h3364" svg:viewBox="0 0 3365 1">
            <text:p/>
          </draw:connector>
          <draw:connector draw:style-name="gr3" draw:text-style-name="P3" draw:layer="layout" svg:x1="14.142cm" svg:y1="11.206cm" svg:x2="17.506cm" svg:y2="11.206cm" draw:start-shape="id4" draw:start-glue-point="1" draw:end-shape="id12" draw:end-glue-point="3" svg:d="M14142 11206h3364" svg:viewBox="0 0 3365 1">
            <text:p/>
          </draw:connector>
          <draw:connector draw:style-name="gr3" draw:text-style-name="P3" draw:layer="layout" svg:x1="14.142cm" svg:y1="13.806cm" svg:x2="17.506cm" svg:y2="13.806cm" draw:start-shape="id5" draw:start-glue-point="1" draw:end-shape="id13" draw:end-glue-point="3" svg:d="M14142 13806h3364" svg:viewBox="0 0 3365 1">
            <text:p/>
          </draw:connector>
          <draw:connector draw:style-name="gr3" draw:text-style-name="P3" draw:layer="layout" svg:x1="14.142cm" svg:y1="16.406cm" svg:x2="17.506cm" svg:y2="16.406cm" draw:start-shape="id6" draw:start-glue-point="1" draw:end-shape="id14" draw:end-glue-point="3" svg:d="M14142 16406h3364" svg:viewBox="0 0 3365 1">
            <text:p/>
          </draw:connector>
          <draw:connector draw:style-name="gr3" draw:text-style-name="P3" draw:layer="layout" svg:x1="14.142cm" svg:y1="19.006cm" svg:x2="17.506cm" svg:y2="19.006cm" draw:start-shape="id7" draw:start-glue-point="1" draw:end-shape="id15" draw:end-glue-point="3" svg:d="M14142 19006h3364" svg:viewBox="0 0 3365 1">
            <text:p/>
          </draw:connector>
          <draw:connector draw:style-name="gr3" draw:text-style-name="P3" draw:layer="layout" svg:x1="14.142cm" svg:y1="21.606cm" svg:x2="17.506cm" svg:y2="21.606cm" draw:start-shape="id8" draw:start-glue-point="1" draw:end-shape="id16" draw:end-glue-point="3" svg:d="M14142 21606h3364" svg:viewBox="0 0 3365 1">
            <text:p/>
          </draw:connector>
          <draw:connector draw:style-name="gr3" draw:text-style-name="P3" draw:layer="layout" svg:x1="14.142cm" svg:y1="24.206cm" svg:x2="17.506cm" svg:y2="24.206cm" draw:start-shape="id9" draw:start-glue-point="1" draw:end-shape="id17" draw:end-glue-point="3" svg:d="M14142 24206h3364" svg:viewBox="0 0 3365 1">
            <text:p/>
          </draw:connector>
          <draw:custom-shape draw:style-name="gr5" draw:text-style-name="P2" xml:id="id18" draw:id="id18" draw:layer="layout" svg:width="1.939cm" svg:height="1.841cm" svg:x="22.606cm" svg:y="14.158cm">
            <text:p text:style-name="P1"><text:span text:style-name="T1">+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20.354cm" svg:y1="24.206cm" svg:x2="23.575cm" svg:y2="15.999cm" draw:start-shape="id17" draw:start-glue-point="1" draw:end-shape="id18" draw:end-glue-point="2" svg:d="M20354 24206h3221v-8207" svg:viewBox="0 0 3222 8208">
            <text:p/>
          </draw:connector>
          <draw:connector draw:style-name="gr3" draw:text-style-name="P3" draw:layer="layout" svg:x1="20.354cm" svg:y1="21.606cm" svg:x2="23.575cm" svg:y2="15.999cm" draw:start-shape="id16" draw:start-glue-point="1" draw:end-shape="id18" draw:end-glue-point="2" svg:d="M20354 21606h3221v-5607" svg:viewBox="0 0 3222 5608">
            <text:p/>
          </draw:connector>
          <draw:connector draw:style-name="gr3" draw:text-style-name="P3" draw:layer="layout" svg:x1="20.354cm" svg:y1="19.006cm" svg:x2="23.575cm" svg:y2="15.999cm" draw:start-shape="id15" draw:start-glue-point="1" draw:end-shape="id18" draw:end-glue-point="2" svg:d="M20354 19006h3221v-3007" svg:viewBox="0 0 3222 3008">
            <text:p/>
          </draw:connector>
          <draw:connector draw:style-name="gr3" draw:text-style-name="P3" draw:layer="layout" svg:x1="20.354cm" svg:y1="16.406cm" svg:x2="22.606cm" svg:y2="15.078cm" draw:start-shape="id14" draw:end-shape="id18" svg:d="M20354 16406h1126v-1328h1126" svg:viewBox="0 0 2253 1329">
            <text:p/>
          </draw:connector>
          <draw:connector draw:style-name="gr3" draw:text-style-name="P3" draw:layer="layout" svg:x1="20.354cm" svg:y1="13.806cm" svg:x2="22.606cm" svg:y2="15.078cm" draw:start-shape="id13" draw:start-glue-point="1" draw:end-shape="id18" draw:end-glue-point="3" svg:d="M20354 13806h1126v1272h1126" svg:viewBox="0 0 2253 1273">
            <text:p/>
          </draw:connector>
          <draw:connector draw:style-name="gr3" draw:text-style-name="P3" draw:layer="layout" svg:x1="20.354cm" svg:y1="11.206cm" svg:x2="23.575cm" svg:y2="14.158cm" draw:start-shape="id12" draw:start-glue-point="1" draw:end-shape="id18" draw:end-glue-point="0" svg:d="M20354 11206h3221v2952" svg:viewBox="0 0 3222 2953">
            <text:p/>
          </draw:connector>
          <draw:connector draw:style-name="gr3" draw:text-style-name="P3" draw:layer="layout" svg:x1="20.354cm" svg:y1="8.606cm" svg:x2="23.575cm" svg:y2="14.158cm" draw:start-shape="id11" draw:start-glue-point="1" draw:end-shape="id18" draw:end-glue-point="0" svg:d="M20354 8606h3221v5552" svg:viewBox="0 0 3222 5553">
            <text:p/>
          </draw:connector>
          <draw:connector draw:style-name="gr3" draw:text-style-name="P3" draw:layer="layout" svg:x1="20.354cm" svg:y1="6.006cm" svg:x2="23.575cm" svg:y2="14.158cm" draw:start-shape="id10" draw:start-glue-point="1" draw:end-shape="id18" draw:end-glue-point="0" svg:d="M20354 6006h3221v8152" svg:viewBox="0 0 3222 8153">
            <text:p/>
          </draw:connector>
          <draw:connector draw:style-name="gr3" draw:text-style-name="P3" draw:layer="layout" svg:x1="24.545cm" svg:y1="15.078cm" svg:x2="26.828cm" svg:y2="19.822cm" draw:start-shape="id18" draw:start-glue-point="1" draw:end-shape="id19" draw:end-glue-point="0" svg:d="M24545 15078h2283v4744" svg:viewBox="0 0 2284 4745">
            <text:p/>
          </draw:connector>
          <draw:custom-shape draw:style-name="gr2" draw:text-style-name="P2" xml:id="id19" draw:id="id19" draw:layer="layout" svg:width="1.822cm" svg:height="1.897cm" svg:x="25.917cm" svg:y="19.822cm">
            <text:p text:style-name="P1"><text:span text:style-name="T1">z[n]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4:58:47.032670781</meta:creation-date>
    <dc:date>2019-01-18T15:12:57.250518290</dc:date>
    <meta:editing-duration>PT1M38S</meta:editing-duration>
    <meta:editing-cycles>3</meta:editing-cycles>
    <meta:generator>LibreOffice/5.1.6.2$Linux_X86_64 LibreOffice_project/10m0$Build-2</meta:generator>
    <meta:document-statistic meta:object-count="45"/>
  </office:meta>
</office:document-meta>
</file>